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a6e5" officeooo:paragraph-rsid="0019a6e5"/>
    </style:style>
    <style:style style:name="P2" style:family="paragraph" style:parent-style-name="Standard">
      <style:text-properties fo:font-weight="bold" officeooo:rsid="001b7dfa" officeooo:paragraph-rsid="001b7dfa" style:font-weight-asian="bold" style:font-weight-complex="bold"/>
    </style:style>
    <style:style style:name="P3" style:family="paragraph" style:parent-style-name="Standard">
      <style:text-properties fo:font-weight="bold" officeooo:rsid="001b98bc" officeooo:paragraph-rsid="001b98bc" style:font-weight-asian="bold" style:font-weight-complex="bold"/>
    </style:style>
    <style:style style:name="P4" style:family="paragraph" style:parent-style-name="Standard">
      <style:text-properties fo:font-weight="bold" officeooo:rsid="001b98bc" officeooo:paragraph-rsid="001c60e1" style:font-weight-asian="bold" style:font-weight-complex="bold"/>
    </style:style>
    <style:style style:name="P5" style:family="paragraph" style:parent-style-name="Standard">
      <style:text-properties fo:font-weight="bold" officeooo:rsid="001b98bc" officeooo:paragraph-rsid="001dbe17" style:font-weight-asian="bold" style:font-weight-complex="bold"/>
    </style:style>
    <style:style style:name="P6" style:family="paragraph" style:parent-style-name="Standard">
      <style:text-properties fo:font-weight="bold" officeooo:rsid="001f5145" officeooo:paragraph-rsid="001f5145" style:font-weight-asian="bold" style:font-weight-complex="bold"/>
    </style:style>
    <style:style style:name="P7" style:family="paragraph" style:parent-style-name="Standard">
      <style:text-properties fo:font-weight="bold" officeooo:rsid="001f5145" officeooo:paragraph-rsid="0020162d" style:font-weight-asian="bold" style:font-weight-complex="bold"/>
    </style:style>
    <style:style style:name="P8" style:family="paragraph" style:parent-style-name="Standard">
      <style:text-properties fo:font-weight="bold" officeooo:rsid="0020162d" officeooo:paragraph-rsid="0020162d" style:font-weight-asian="bold" style:font-weight-complex="bold"/>
    </style:style>
    <style:style style:name="P9" style:family="paragraph" style:parent-style-name="Standard">
      <style:text-properties fo:font-weight="bold" officeooo:rsid="0019a6e5" officeooo:paragraph-rsid="0019a6e5" style:font-weight-asian="bold" style:font-weight-complex="bold"/>
    </style:style>
    <style:style style:name="P10" style:family="paragraph" style:parent-style-name="Standard">
      <style:text-properties fo:font-weight="normal" officeooo:rsid="001b7dfa" officeooo:paragraph-rsid="001b7dfa" style:font-weight-asian="normal" style:font-weight-complex="normal"/>
    </style:style>
    <style:style style:name="P11" style:family="paragraph" style:parent-style-name="Standard">
      <style:text-properties officeooo:paragraph-rsid="0020162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60e1" style:font-weight-asian="normal" style:font-weight-complex="normal"/>
    </style:style>
    <style:style style:name="T3" style:family="text">
      <style:text-properties fo:font-weight="normal" officeooo:rsid="001dbe17" style:font-weight-asian="normal" style:font-weight-complex="normal"/>
    </style:style>
    <style:style style:name="T4" style:family="text">
      <style:text-properties fo:font-weight="normal" officeooo:rsid="001b98bc" style:font-weight-asian="normal" style:font-weight-complex="normal"/>
    </style:style>
    <style:style style:name="T5" style:family="text">
      <style:text-properties fo:font-weight="normal" officeooo:rsid="0020162d" style:font-weight-asian="normal" style:font-weight-complex="normal"/>
    </style:style>
    <style:style style:name="T6" style:family="text">
      <style:text-properties fo:font-weight="normal" officeooo:rsid="0020cd1d" style:font-weight-asian="normal" style:font-weight-complex="normal"/>
    </style:style>
    <style:style style:name="T7" style:family="text">
      <style:text-properties fo:font-weight="normal" officeooo:rsid="00235945" style:font-weight-asian="normal" style:font-weight-complex="normal"/>
    </style:style>
    <style:style style:name="T8" style:family="text">
      <style:text-properties officeooo:rsid="001c60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leccion</text:p>
      <text:p text:style-name="P1"/>
      <text:p text:style-name="P1">How to play:</text:p>
      <text:p text:style-name="P1"/>
      <text:p text:style-name="P1">The goal of Coleccion is to find sets of three cards that fulfill the requirements for matching as rapidly as possible.</text:p>
      <text:p text:style-name="P1"/>
      <text:p text:style-name="P1">There are 4 properties that define the image on each card:</text:p>
      <text:p text:style-name="P1"/>
      <text:p text:style-name="P2">Color</text:p>
      <text:p text:style-name="P10"><text:tab/>Each card has 1 of 4 possible colors: Blue, Orange, Green, and Red.</text:p>
      <text:p text:style-name="P10"/>
      <text:p text:style-name="P2">Number</text:p>
      <text:p text:style-name="P2"><text:tab/><text:span text:style-name="T1">The number of shapes present on the card: 1, 2, or 3.</text:span></text:p>
      <text:p text:style-name="P2"><text:span text:style-name="T1"/></text:p>
      <text:p text:style-name="P2">Type</text:p>
      <text:p text:style-name="P2"><text:tab/><text:span text:style-name="T1">There are 4 different kinds of shapes in the game: Triangles, Parallelograms, Semicircles, and <text:tab/>Rectangles.</text:span></text:p>
      <text:p text:style-name="P2"><text:span text:style-name="T1"/></text:p>
      <text:p text:style-name="P2">Fill</text:p>
      <text:p text:style-name="P2"><text:tab/><text:span text:style-name="T1">Each shape will have 1 of 3 patterns: Solid, Empty, or Grid.</text:span></text:p>
      <text:p text:style-name="P2"><text:span text:style-name="T1"/></text:p>
      <text:p text:style-name="P3"><text:span text:style-name="T1">_</text:span></text:p>
      <text:p text:style-name="P3"><text:span text:style-name="T1"/></text:p>
      <text:p text:style-name="P3"><text:span text:style-name="T1">A “coleccion” is a set where 3 cards either share the same characteristic for a property, or have different, unique characteristics, for all 4 properties.</text:span></text:p>
      <text:p text:style-name="P3"><text:span text:style-name="T1"/></text:p>
      <text:p text:style-name="P3">Example – Color<text:span text:style-name="T1"> </text:span></text:p>
      <text:p text:style-name="P3"><text:span text:style-name="T1"><text:tab/>If </text:span><text:span text:style-name="T2">three</text:span><text:span text:style-name="T1"> cards are all Blue, the color property for a coleccion is satisfied.</text:span></text:p>
      <text:p text:style-name="P3"><text:span text:style-name="T1"><text:tab/>If one card is Blue, the second Red, and the third Green, the color property is likewise satisfied.</text:span></text:p>
      <text:p text:style-name="P4"><text:span text:style-name="T1"><text:tab/></text:span><text:span text:style-name="T2">If two cards are Orange, and one Blue, the color property is NOT satisfied. </text:span></text:p>
      <text:p text:style-name="P4"><text:span text:style-name="T2"/></text:p>
      <text:p text:style-name="P4"><text:span text:style-name="T8">Example – Number</text:span><text:span text:style-name="T2"> </text:span></text:p>
      <text:p text:style-name="P4"><text:span text:style-name="T2"><text:tab/>If three cards each have one shape on them, the number property is satisfied.</text:span></text:p>
      <text:p text:style-name="P5"><text:span text:style-name="T2"><text:tab/>If one card has one shape, another, two shapes, and the third has three shapes,</text:span><text:span text:style-name="T1"> the </text:span><text:span text:style-name="T2">number</text:span><text:span text:style-name="T1"> <text:tab/>property is likewise satisfied.</text:span></text:p>
      <text:p text:style-name="P5"><text:span text:style-name="T1"><text:tab/></text:span><text:span text:style-name="T3">If one card has two shapes, and the other two have three shapes, the number property</text:span><text:span text:style-name="T2"> is NOT <text:tab/>satisfied.</text:span><text:span text:style-name="T3"> </text:span><text:span text:style-name="T1"><text:s/></text:span></text:p>
      <text:p text:style-name="P5"><text:span text:style-name="T1"/></text:p>
      <text:p text:style-name="P6">Example – Type </text:p>
      <text:p text:style-name="P6"><text:span text:style-name="T1"><text:tab/>If all three cards are semicircle shaped, the type property is satisfied.</text:span></text:p>
      <text:p text:style-name="P6"><text:span text:style-name="T1"><text:tab/>If one card is rectangular, another, triangular, and the last, a parallelogram, </text:span><text:span text:style-name="T4">the </text:span><text:span text:style-name="T1">type p</text:span><text:span text:style-name="T4">roperty is <text:tab/>likewise satisfied.</text:span><text:span text:style-name="T1"> </text:span></text:p>
      <text:p text:style-name="P7"><text:span text:style-name="T1"><text:tab/></text:span><text:span text:style-name="T5">If two cards are semicircles, and the third is a triangle, the type </text:span><text:span text:style-name="T3">property</text:span><text:span text:style-name="T2"> is NOT satisfied.</text:span></text:p>
      <text:p text:style-name="P7"/>
      <text:p text:style-name="P8"><text:span text:style-name="T8">E</text:span>xample – Fill </text:p>
      <text:p text:style-name="P8"><text:span text:style-name="T1"><text:tab/>If all three cards have a fill of empty, the fill property is satisfied.</text:span></text:p>
      <text:p text:style-name="P8"><text:span text:style-name="T1"><text:tab/>If one card has a solid fill, another, grid, and a third, empty, the fill property is satisfied.</text:span></text:p>
      <text:p text:style-name="P11"><text:span text:style-name="T5"><text:tab/></text:span><text:span text:style-name="T6">If two cards have a grid filling, and the third, solid, the fill property is NOT satisfied.</text:span></text:p>
      <text:p text:style-name="P8"><text:soft-page-break/><text:span text:style-name="T7">A coleccion is not valid unless the requirements for ALL four properties are fulfilled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6T17:22:19.031000000</meta:creation-date>
    <dc:date>2023-07-26T18:03:33.604000000</dc:date>
    <meta:editing-duration>PT41M9S</meta:editing-duration>
    <meta:editing-cycles>11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31" meta:word-count="336" meta:character-count="1930" meta:non-whitespace-character-count="1593"/>
  </office:meta>
</office:document-meta>
</file>